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CE9178" style:font-name="Consolas" style:font-name-asian="Consolas" style:font-name-complex="Consolas" style:font-family-generic="modern"/>
    </style:style>
    <style:style style:name="ce3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URL</text:p>
          </table:table-cell>
          <table:table-cell office:value-type="string" table:style-name="ce1">
            <text:p>Ci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ttp://api.zippopotam.us/us/90210</text:p>
          </table:table-cell>
          <table:table-cell office:value-type="string" table:style-name="ce1">
            <text:p>Beverly Hill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<text:a xlink:href="http://api.zippopotam.us/us/94105">http://api.zippopotam.us/us/94105</text:a></text:p>
          </table:table-cell>
          <table:table-cell office:value-type="string" table:style-name="ce1">
            <text:p>San Francis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<text:a xlink:href="http://api.zippopotam.us/us/92802">http://api.zippopotam.us/us/92802</text:a></text:p>
          </table:table-cell>
          <table:table-cell office:value-type="string" table:style-name="ce1">
            <text:p>Anaheim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Joel Natividad</meta:initial-creator>
    <dc:creator>Joel Natividad</dc:creator>
    <meta:creation-date>2022-04-12T01:11:29Z</meta:creation-date>
    <dc:date>2022-04-12T01:22:15Z</dc:date>
  </office:meta>
</office:document-meta>
</file>